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bff18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1bff18" officeooo:paragraph-rsid="001bff18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1bff18" officeooo:paragraph-rsid="001bff18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1bff18" officeooo:paragraph-rsid="00275e53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bff18" officeooo:paragraph-rsid="00290c4f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bff18" officeooo:paragraph-rsid="0029142d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275e53" officeooo:paragraph-rsid="00275e53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75e53" officeooo:paragraph-rsid="00290c4f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75e53" officeooo:paragraph-rsid="0029142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29142d" officeooo:paragraph-rsid="0029142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a2739" officeooo:paragraph-rsid="002a2739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dfce4" officeooo:paragraph-rsid="002f14dd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1bff18" officeooo:paragraph-rsid="0030696f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bff18" officeooo:paragraph-rsid="0029142d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/>
      <style:text-properties officeooo:rsid="001bff18" officeooo:paragraph-rsid="001bff18"/>
    </style:style>
    <style:style style:name="T1" style:family="text">
      <style:text-properties officeooo:rsid="001dfce4"/>
    </style:style>
    <style:style style:name="T2" style:family="text">
      <style:text-properties officeooo:rsid="001f8f99"/>
    </style:style>
    <style:style style:name="T3" style:family="text">
      <style:text-properties officeooo:rsid="0021b438"/>
    </style:style>
    <style:style style:name="T4" style:family="text">
      <style:text-properties officeooo:rsid="0023fa68"/>
    </style:style>
    <style:style style:name="T5" style:family="text">
      <style:text-properties officeooo:rsid="00252cf7"/>
    </style:style>
    <style:style style:name="T6" style:family="text">
      <style:text-properties officeooo:rsid="00263daa"/>
    </style:style>
    <style:style style:name="T7" style:family="text">
      <style:text-properties officeooo:rsid="00275e53"/>
    </style:style>
    <style:style style:name="T8" style:family="text">
      <style:text-properties officeooo:rsid="00290c4f"/>
    </style:style>
    <style:style style:name="T9" style:family="text">
      <style:text-properties officeooo:rsid="0029142d"/>
    </style:style>
    <style:style style:name="T10" style:family="text">
      <style:text-properties officeooo:rsid="002a2739"/>
    </style:style>
    <style:style style:name="T11" style:family="text">
      <style:text-properties officeooo:rsid="002ecbe0"/>
    </style:style>
    <style:style style:name="T12" style:family="text">
      <style:text-properties officeooo:rsid="002f14dd"/>
    </style:style>
    <style:style style:name="T13" style:family="text">
      <style:text-properties fo:font-weight="bold" officeooo:rsid="0030696f" style:font-weight-asian="bold" style:font-weight-complex="bold"/>
    </style:style>
    <style:style style:name="T14" style:family="text">
      <style:text-properties officeooo:rsid="003069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Assembler Checklist</text:h>
      <text:p text:style-name="P1"/>
      <text:p text:style-name="P2">INPUT</text:p>
      <text:p text:style-name="P3"><text:tab/><text:span text:style-name="T2">Cada instrução deve ocupar uma única linha</text:span></text:p>
      <text:p text:style-name="P3"><text:tab/><text:span text:style-name="T3">Converter tokens lidos para uppercase</text:span></text:p>
      <text:p text:style-name="P3"><text:tab/><text:span text:style-name="T8">Seções TEXT e DATA em qualquer ordem</text:span></text:p>
      <text:p text:style-name="P6"><text:tab/><text:span text:style-name="T9">Desconsiderar tabulações, quebras de linhas e espaços desnecessários em qualquer</text:span></text:p>
      <text:p text:style-name="P10">lugar do código.</text:p>
      <text:p text:style-name="P10"><text:tab/>A diretiva CONST deve aceitar núumeros positivos e negativos (inteiros e hexadecimais)</text:p>
      <text:p text:style-name="P10"><text:tab/>Deve ser possível trabalhar com vetores (SPACE com operando, e usar operações do tipo: LABEL + Número)</text:p>
      <text:p text:style-name="P10"><text:tab/>Poder criar um rótulo, dar quebra de linha e continuar a linha depois (o rótulo seria equivalente a linha seguinte)</text:p>
      <text:p text:style-name="P10"><text:tab/></text:p>
      <text:p text:style-name="P10"/>
      <text:p text:style-name="P2">OUTPUT</text:p>
      <text:p text:style-name="P3"><text:tab/><text:span text:style-name="T8">Primeiro Instruções depois dados</text:span></text:p>
      <text:p text:style-name="P6"><text:tab/><text:span text:style-name="T9">Identificar erros durante a montagem. Montado sempre o programa inteiro e mostrando na tela a(s) LINHA(S) e TIPO DOS ERROS (segundo a relação a seguir e indicar se é LEXICO SINTATICO OU SEMANTICO)</text:span></text:p>
      <text:p text:style-name="P6"/>
      <text:p text:style-name="P11">Os tipos de opera ̧c ̃ao</text:p>
      <text:p text:style-name="P11">s<text:span text:style-name="T11">ã</text:span>o: (i) preprocessamento, indicado pelo argumento “-p”, coloca a estens<text:span text:style-name="T11">ã</text:span>o “.pre” no arquivo e somente avalia as diretivas EQU e IF. (ii) processamento de macros indicado pelo argumento “-m”, coloca a estens ̃ao “.mcr” no arquivo e somente avalia as diretivas EQU e IF e substitue as MACROS. 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1"/>
      <text:p text:style-name="P6"/>
      <text:p text:style-name="P6"><text:soft-page-break/><text:tab/></text:p>
      <text:p text:style-name="P2">ERRORS</text:p>
      <text:p text:style-name="P13"><text:span text:style-name="T13">Pré-processamento</text:span></text:p>
      <text:p text:style-name="P13"><text:span text:style-name="T13"><text:tab/></text:span><text:span text:style-name="T14">Label do EQU sem '':''</text:span></text:p>
      <text:p text:style-name="P13"><text:tab/><text:span text:style-name="T14">Label do EQU ausente</text:span></text:p>
      <text:p text:style-name="P13"><text:tab/><text:tab/></text:p>
      <text:p text:style-name="P13"/>
      <text:p text:style-name="P13"/>
      <text:p text:style-name="P13"/>
      <text:p text:style-name="P13"><text:span text:style-name="T12">Symbol Table overflow</text:span></text:p>
      <text:p text:style-name="P12"><text:tab/>Tamanho máximo para labels = 100</text:p>
      <text:p text:style-name="P5"><text:tab/><text:span text:style-name="T1">Labels devem conter apenas caracteres alfanuméricos ou underscore, (checar tokens invalidos )não devem iniciar por número, devem conter um “:” em sua definição como último caracter do rótulo.</text:span></text:p>
      <text:p text:style-name="P3"><text:tab/><text:span text:style-name="T4">Valor da diretiva const não é decimal ou hexadecimal</text:span></text:p>
      <text:p text:style-name="P3"><text:tab/><text:span text:style-name="T5">EQU dentro de seções de texto ou dados</text:span></text:p>
      <text:p text:style-name="P3"><text:tab/><text:span text:style-name="T6">MACRO fora da seção text</text:span></text:p>
      <text:p text:style-name="P3"><text:tab/><text:span text:style-name="T6">Variáveis declaradas dentro da secão text</text:span></text:p>
      <text:p text:style-name="P4"><text:tab/><text:span text:style-name="T6">Texto dentro da seção data ou vice-versa (diretivas ou instruções na seção errada)</text:span></text:p>
      <text:p text:style-name="P3"><text:tab/><text:span text:style-name="T6">Número incorreto de operandos em uma instrução ou diretiva</text:span></text:p>
      <text:p text:style-name="P3"><text:tab/><text:span text:style-name="T6">MACRO sem END ou vice-versa</text:span></text:p>
      <text:p text:style-name="P3"><text:tab/><text:span text:style-name="T7">Símbolo inválido/indefinido/desconhicento</text:span></text:p>
      <text:p text:style-name="P3"><text:tab/><text:span text:style-name="T7">Label inexistente</text:span></text:p>
      <text:p text:style-name="P3"><text:tab/><text:span text:style-name="T7">Label duplicada</text:span></text:p>
      <text:p text:style-name="P4"><text:tab/><text:span text:style-name="T7">pulo para seção errada</text:span></text:p>
      <text:p text:style-name="P4"><text:tab/><text:span text:style-name="T7">diretivas invalidas;</text:span></text:p>
      <text:p text:style-name="P7"><text:tab/>instruções invalidas;</text:p>
      <text:p text:style-name="P7"><text:tab/><text:span text:style-name="T8">Divisão por zero (para constantes)</text:span></text:p>
      <text:p text:style-name="P8"><text:tab/><text:span text:style-name="T8">instruções com a quantidade de operando invalida</text:span></text:p>
      <text:p text:style-name="P8"><text:tab/><text:span text:style-name="T8">dois rótulos na mesma linha</text:span></text:p>
      <text:p text:style-name="P8"><text:soft-page-break/><text:tab/><text:span text:style-name="T8">Seção TEXT ausente</text:span></text:p>
      <text:p text:style-name="P8"><text:tab/><text:span text:style-name="T8">Seção inválida ou mais de uma seção TEXT e DATA</text:span></text:p>
      <text:p text:style-name="P8"><text:tab/><text:span text:style-name="T8">tipo de argumento inválido (número para instrução ou label para diretiva)</text:span></text:p>
      <text:p text:style-name="P8"><text:tab/><text:span text:style-name="T8">Modificação de um valor constante (COPY, STORE e INPUT)</text:span></text:p>
      <text:p text:style-name="P8"><text:tab/><text:span text:style-name="T8">Número incorreto de instruções STOP?</text:span></text:p>
      <text:p text:style-name="P9"><text:tab/><text:span text:style-name="T9">O comando COPY deve utilizar uma vírgula e um espaço entre os operandos (COPY A, B)</text:span></text:p>
      <text:p text:style-name="P8"><text:tab/><text:span text:style-name="T10">IF sem uma declaração de EQU anterior</text:span></text:p>
      <text:p text:style-name="P8"><text:tab/><text:span text:style-name="T10">Qualquer coisa além de EQU fora de uma seção</text:span></text:p>
      <text:p text:style-name="P8"><text:tab/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07T13:17:31.115676085</dc:date>
    <meta:editing-duration>PT4H46M51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3" meta:paragraph-count="51" meta:word-count="457" meta:character-count="2748" meta:non-whitespace-character-count="2300"/>
  </office:meta>
</office:document-meta>
</file>